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8ce" officeooo:paragraph-rsid="000d08ce"/>
    </style:style>
    <style:style style:name="P2" style:family="paragraph" style:parent-style-name="Standard">
      <style:text-properties officeooo:rsid="000d08ce" officeooo:paragraph-rsid="000e6b14"/>
    </style:style>
    <style:style style:name="P3" style:family="paragraph" style:parent-style-name="Standard">
      <style:text-properties officeooo:rsid="00111615" officeooo:paragraph-rsid="00111615"/>
    </style:style>
    <style:style style:name="P4" style:family="paragraph" style:parent-style-name="Standard">
      <style:text-properties officeooo:rsid="0012bc49" officeooo:paragraph-rsid="0012bc49"/>
    </style:style>
    <style:style style:name="P5" style:family="paragraph" style:parent-style-name="Standard">
      <style:text-properties officeooo:rsid="0012bc49" officeooo:paragraph-rsid="001387ec"/>
    </style:style>
    <style:style style:name="P6" style:family="paragraph" style:parent-style-name="Standard">
      <style:text-properties officeooo:rsid="001387ec" officeooo:paragraph-rsid="001387ec"/>
    </style:style>
    <style:style style:name="T1" style:family="text">
      <style:text-properties officeooo:rsid="000e6b14"/>
    </style:style>
    <style:style style:name="T2" style:family="text">
      <style:text-properties officeooo:rsid="000f43ca"/>
    </style:style>
    <style:style style:name="T3" style:family="text">
      <style:text-properties officeooo:rsid="0010f639"/>
    </style:style>
    <style:style style:name="T4" style:family="text">
      <style:text-properties officeooo:rsid="00111615"/>
    </style:style>
    <style:style style:name="T5" style:family="text">
      <style:text-properties officeooo:rsid="001387ec"/>
    </style:style>
    <style:style style:name="T6" style:family="text">
      <style:text-properties officeooo:rsid="00157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nacionalidades hay?</text:p>
      <text:p text:style-name="P1"><text:tab/>SELECT nationality from authors group by nationality;</text:p>
      <text:p text:style-name="P1"><text:tab/>SELECT DISTINCT nationality from authors;</text:p>
      <text:p text:style-name="P1">¿Cuántos escritores hay de cada nacionalidad?</text:p>
      <text:p text:style-name="P1"><text:tab/>SELECT nationality,COUNT(<text:span text:style-name="T1">author_id</text:span>) from authors group by nationality <text:span text:style-name="T1">order by <text:tab/>count(author_id) desc, nationality</text:span>;</text:p>
      <text:p text:style-name="P1"/>
      <text:p text:style-name="P2"><text:tab/>SELECT nationality,COUNT(<text:span text:style-name="T1">author_id</text:span>) from authors <text:span text:style-name="T1">WHERE nationality IS NOT NULL <text:tab/>AND nationality </text:span><text:span text:style-name="T2">NOT IN</text:span><text:span text:style-name="T1"> (‘RUS’,’</text:span><text:span text:style-name="T2">DEU</text:span><text:span text:style-name="T1">’) </text:span>group by nationality <text:span text:style-name="T1">order by count(author_id) desc, <text:tab/>nationality</text:span>;</text:p>
      <text:p text:style-name="P1"/>
      <text:p text:style-name="P1">¿Cuántos libros hay de cada nacionalidad?</text:p>
      <text:p text:style-name="P1"><text:tab/>SELECT a.nationality,Count(b.book_id) 'libros' FROM authors as</text:p>
      <text:p text:style-name="P1"><text:tab/>a JOIN books as b ON a.author_id=b.author_id group by a.nationality order by <text:tab/>COunt(b.book_id) desc;</text:p>
      <text:p text:style-name="P1"/>
      <text:p text:style-name="P1"><text:tab/><text:span text:style-name="T3">para verificar:</text:span></text:p>
      <text:p text:style-name="P1"/>
      <text:p text:style-name="P1"><text:tab/>SELECT a.nationality, b.title from authors as a JOIN books as b ON a.author_id=b.author_id <text:tab/>WHERE a.nationality = 'USA';</text:p>
      <text:p text:style-name="P3">4. ¿Cual es el promedio/desciación estandar del precio de libros?</text:p>
      <text:p text:style-name="P3"><text:tab/>SELECT AVG(price) FROM books;</text:p>
      <text:p text:style-name="P3"><text:tab/>SELECT STDDEV(price) FROM books;</text:p>
      <text:p text:style-name="P3"><text:tab/>SELECT AVG(price) as AVG,STDDEV(price) as STD FROM books;</text:p>
      <text:p text:style-name="P3"/>
      <text:p text:style-name="P4">5. <text:span text:style-name="T5">¿Cual es el promedio/desviación estandar del precio de libros por nacionalidad?</text:span></text:p>
      <text:p text:style-name="P5"><text:tab/><text:span text:style-name="T4">SELECT a.nationality,COUNT(book_id) as 'libros', AVG(b.price) as AVG,STDDEV(b.price) as <text:tab/>STD FROM books as b JOIN authors as a ON a.author_id=b.author_id GROUP BY <text:tab/>a.nationality ORDER BY libros asc;</text:span></text:p>
      <text:p text:style-name="P5"/>
      <text:p text:style-name="P6">6. ¿Cual es el precio maxima/minimo de un libro?</text:p>
      <text:p text:style-name="P6"><text:tab/>SELECT MAX(price) as max, MIN(price) as MIN FROM books;</text:p>
      <text:p text:style-name="P6">por nacionalidad:</text:p>
      <text:p text:style-name="P6"><text:tab/>SELECT a.nationality, MAX(b.price) as max, MIN(b.price) as MIN FROM books as b JOIN <text:tab/>authors as a ON b.author_id=a.author_id GROUP BY a.nationality ORDER BY a.nationality;</text:p>
      <text:p text:style-name="P6">7.¿Cómo quedaría el reporte de prestamos?</text:p>
      <text:p text:style-name="P6"><text:tab/>SELECT c.name, t.Type, b.title,CONCAT(a.name,"(",a.nationality,")"),TO_DAYS(NOW())-<text:tab/>TO_DAYS(t.created_at) FROM transactions as t JOIN books as b ON t.book_id=b.book_id <text:tab/>JOIN clients as c ON t.client_id=c.client_id JOIN authors as a ON b.author_id=a.author_id <text:tab/>WHERE t.Type='lend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1:30:06.032524347</meta:creation-date>
    <dc:date>2021-03-25T17:46:19.950545127</dc:date>
    <meta:editing-duration>PT20H14M3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243" meta:character-count="1889" meta:non-whitespace-character-count="1644"/>
  </office:meta>
</office:document-meta>
</file>